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6.1 tuntia" calcext:value-type="string">
            <text:p>6.1 tuntia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8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3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4.5.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1:22:57.71288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14T11:23:53.514689294</dc:date>
    <meta:editing-duration>PT5H54M36S</meta:editing-duration>
    <meta:editing-cycles>31</meta:editing-cycles>
    <meta:document-statistic meta:table-count="2" meta:cell-count="42" meta:object-count="0"/>
  </office:meta>
</office:document-meta>
</file>